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0">
      <style:table-cell-properties fo:border="thin solid #000000" fo:background-color="#FFC000"/>
    </style:style>
    <style:style style:name="ce8" style:family="table-cell" style:parent-style-name="Default" style:data-style-name="N30">
      <style:table-cell-properties fo:border="thin solid #000000" fo:background-color="#D9D9D9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fo:background-color="#0070C0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0070C0"/>
    </style:style>
    <style:style style:name="ce16" style:family="table-cell" style:parent-style-name="Default" style:data-style-name="N30">
      <style:table-cell-properties fo:border="thin solid #000000" fo:background-color="#00B0F0"/>
    </style:style>
    <style:style style:name="ce1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fo:background-color="#FF0000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30">
      <style:table-cell-properties fo:border="thin solid #000000" style:vertical-align="middle" fo:background-color="#FF0000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30">
      <style:table-cell-properties fo:border="thin solid #000000" fo:background-color="#FF0000"/>
    </style:style>
    <style:style style:name="ce26" style:family="table-cell" style:parent-style-name="Default" style:data-style-name="N30">
      <style:table-cell-properties fo:border="thin solid #000000" fo:background-color="#C00000"/>
    </style:style>
    <style:style style:name="ce27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</style:style>
    <style:style style:name="ce28" style:family="table-cell" style:parent-style-name="Default" style:data-style-name="N30">
      <style:table-cell-properties fo:border="thin solid #000000" style:vertical-align="middle" fo:background-color="#C00000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automatic" fo:background-color="#C00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#C00000"/>
    </style:style>
    <style:style style:name="ce31" style:family="table-cell" style:parent-style-name="Default" style:data-style-name="N30">
      <style:table-cell-properties fo:border="thin solid #000000" fo:background-color="#00B050"/>
    </style:style>
    <style:style style:name="ce32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33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4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</style:style>
    <style:style style:name="ce35" style:family="table-cell" style:parent-style-name="Default" style:data-style-name="N30">
      <style:table-cell-properties fo:border="thin solid #000000" fo:background-color="#375623"/>
    </style:style>
    <style:style style:name="ce36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37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fo:background-color="#375623"/>
    </style:style>
    <style:style style:name="ce39" style:family="table-cell" style:parent-style-name="Default" style:data-style-name="N0">
      <style:table-cell-properties fo:border="thin solid #000000" fo:background-color="#00B050"/>
    </style:style>
    <style:style style:name="ce40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30">
      <style:table-cell-properties fo:border="thin solid #000000" fo:background-color="#00B050"/>
    </style:style>
    <style:style style:name="ce43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44" style:family="table-cell" style:parent-style-name="Default" style:data-style-name="N0">
      <style:table-cell-properties fo:background-color="#00B050"/>
    </style:style>
    <style:style style:name="ce45" style:family="table-cell" style:parent-style-name="Default" style:data-style-name="N30">
      <style:table-cell-properties fo:border="thin solid #000000" fo:background-color="#375623"/>
    </style:style>
    <style:style style:name="ce46" style:family="table-cell" style:parent-style-name="Default" style:data-style-name="N30">
      <style:table-cell-properties fo:border="thin solid #000000" fo:background-color="#375623"/>
    </style:style>
    <style:style style:name="ce47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48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</style:style>
    <style:style style:name="ce50" style:family="table-cell" style:parent-style-name="Default" style:data-style-name="N0">
      <style:table-cell-properties fo:background-color="#375623"/>
    </style:style>
    <style:style style:name="ce51" style:family="table-cell" style:parent-style-name="Default" style:data-style-name="N30">
      <style:table-cell-properties fo:border="thin solid #000000" style:vertical-align="automatic" fo:background-color="#375623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fo:background-color="#375623"/>
    </style:style>
    <style:style style:name="ce53" style:family="table-cell" style:parent-style-name="Default" style:data-style-name="N30">
      <style:table-cell-properties fo:border="thin solid #000000" fo:background-color="#0DA39C"/>
    </style:style>
    <style:style style:name="ce54" style:family="table-cell" style:parent-style-name="Default" style:data-style-name="N30">
      <style:table-cell-properties fo:border="thin solid #000000" fo:background-color="#0DA39C"/>
    </style:style>
    <style:style style:name="ce55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</style:style>
    <style:style style:name="ce56" style:family="table-cell" style:parent-style-name="Default" style:data-style-name="N30">
      <style:table-cell-properties fo:border="thin solid #000000" style:vertical-align="automatic" fo:background-color="#0DA39C" style:repeat-content="false"/>
      <style:paragraph-properties fo:text-align="center"/>
    </style:style>
    <style:style style:name="ce57" style:family="table-cell" style:parent-style-name="Default" style:data-style-name="N0">
      <style:table-cell-properties fo:background-color="#0DA39C"/>
    </style:style>
    <style:style style:name="ce58" style:family="table-cell" style:parent-style-name="Default" style:data-style-name="N0">
      <style:table-cell-properties fo:border="thin solid #000000" fo:background-color="#0DA39C"/>
    </style:style>
    <style:style style:name="ce59" style:family="table-cell" style:parent-style-name="Default" style:data-style-name="N30">
      <style:table-cell-properties fo:border="thin solid #000000" fo:background-color="#3A9F11"/>
    </style:style>
    <style:style style:name="ce60" style:family="table-cell" style:parent-style-name="Default" style:data-style-name="N30">
      <style:table-cell-properties fo:border="thin solid #000000" fo:background-color="#3A9F11"/>
    </style:style>
    <style:style style:name="ce61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</style:style>
    <style:style style:name="ce62" style:family="table-cell" style:parent-style-name="Default" style:data-style-name="N30">
      <style:table-cell-properties fo:border="thin solid #000000" style:vertical-align="automatic" fo:background-color="#3A9F11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fo:background-color="#3A9F11"/>
    </style:style>
    <style:style style:name="co1" style:family="table-column">
      <style:table-column-properties fo:break-before="auto" style:column-width="8.810625cm" style:use-optimal-column-width="true"/>
    </style:style>
    <style:style style:name="co2" style:family="table-column">
      <style:table-column-properties fo:break-before="auto" style:column-width="9.36625cm" style:use-optimal-column-width="true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4.86833333333333cm" style:use-optimal-column-width="true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()=&quot;Y&quot;" style:apply-style-name="cf5"/>
    </style:style>
    <style:style style:name="ce6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cell-content()=&quot;Y&quot;" style:apply-style-name="cf5"/>
    </style:style>
    <style:style style:name="ce66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map style:condition="of:cell-content()=&quot;Y&quot;" style:apply-style-name="cf5"/>
    </style:style>
    <style:style style:name="ce67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5"/>
    </style:style>
    <style:style style:name="ce68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map style:condition="of:cell-content()=&quot;Y&quot;" style:apply-style-name="cf5"/>
    </style:style>
    <style:style style:name="ce6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map style:condition="of:cell-content()=&quot;Y&quot;" style:apply-style-name="cf5"/>
    </style:style>
    <style:style style:name="ce70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map style:condition="of:cell-content()=&quot;Y&quot;" style:apply-style-name="cf5"/>
    </style:style>
    <style:style style:name="ce7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5"/>
    </style:style>
    <style:style style:name="ce72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5"/>
    </style:style>
    <style:style style:name="ce73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5"/>
    </style:style>
    <style:style style:name="ce74" style:family="table-cell" style:parent-style-name="Default" style:data-style-name="N0">
      <style:table-cell-properties fo:border="thin solid #000000" style:vertical-align="automatic" fo:background-color="#0DA39C" style:repeat-content="false"/>
      <style:paragraph-properties fo:text-align="center"/>
      <style:map style:condition="of:cell-content()=&quot;Y&quot;" style:apply-style-name="cf5"/>
    </style:style>
    <style:style style:name="ce75" style:family="table-cell" style:parent-style-name="Default" style:data-style-name="N0">
      <style:table-cell-properties fo:border="thin solid #000000" style:vertical-align="automatic" fo:background-color="#375623" style:repeat-content="false"/>
      <style:paragraph-properties fo:text-align="center"/>
      <style:map style:condition="of:cell-content()=&quot;Y&quot;" style:apply-style-name="cf5"/>
    </style:style>
    <style:style style:name="ce76" style:family="table-cell" style:parent-style-name="Default" style:data-style-name="N0">
      <style:table-cell-properties fo:border="thin solid #000000" style:vertical-align="automatic" fo:background-color="#3A9F11" style:repeat-content="false"/>
      <style:paragraph-properties fo:text-align="center"/>
      <style:map style:condition="of:cell-content()=&quot;Y&quot;" style:apply-style-name="cf5"/>
    </style:style>
    <style:style style:name="ce7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Y&quot;" style:apply-style-name="cf5"/>
    </style:style>
    <style:style style:name="ce78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  <style:map style:condition="of:cell-content()=&quot;Y&quot;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41"/>
        <table:table-column table:style-name="co4" table:number-columns-repeated="2" table:default-cell-style-name="ce41"/>
        <table:table-column table:style-name="co5" table:default-cell-style-name="ce40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7" table:default-cell-style-name="ce41"/>
        <table:table-column table:style-name="co9" table:number-columns-repeated="16374" table:default-cell-style-name="ce6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64">
            <text:p>default_A-B</text:p>
          </table:table-cell>
          <table:table-cell office:value-type="string" table:style-name="ce64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Y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0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0,1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0,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G-KZ", "SBL", 1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0,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1, "(1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1,21,2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2, "(1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Y</text:p>
          </table:table-cell>
          <table:table-cell office:value-type="string" table:style-name="ce4">
            <text:p>11,21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1,12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KZ-SG", "SBL+Sem(ST)", 2, "3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G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1,12,13</text:p>
          </table:table-cell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3, "(2)"</text:p>
          </table:table-cell>
          <table:table-cell office:value-type="string" table:style-name="ce3">
            <text:p>Szb</text:p>
          </table:table-cell>
          <table:table-cell office:value-type="string" table:style-name="ce64">
            <text:p>Y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2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Szb-KZ-3", "SBL", 3, "2", "(2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N</text:p>
          </table:table-cell>
          <table:table-cell office:value-type="string" table:style-name="ce4">
            <text:p>12,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1">
          <table:table-cell office:value-type="string" table:style-name="ce7">
            <text:p>"KZ-Szb-1", "SBL+Sem(ST)", 4, "1", "(3)"</text:p>
          </table:table-cell>
          <table:table-cell office:value-type="string" table:style-name="ce8">
            <text:p>"KZ", "ST", 4, "(2)"</text:p>
          </table:table-cell>
          <table:table-cell office:value-type="string" table:style-name="ce3">
            <text:p>Szb</text:p>
          </table:table-cell>
          <table:table-cell office:value-type="string" table:style-name="ce64">
            <text:p>N</text:p>
          </table:table-cell>
          <table:table-cell office:value-type="string" table:style-name="ce64">
            <text:p>Y</text:p>
          </table:table-cell>
          <table:table-cell office:value-type="string" table:style-name="ce4">
            <text:p>13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Y</text:p>
          </table:table-cell>
          <table:table-cell office:value-type="string" table:style-name="ce65">
            <text:p>N</text:p>
          </table:table-cell>
          <table:table-cell office:value-type="float" office:value="47.53" table:style-name="ce10">
            <text:p>47,53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7,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7,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7,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8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Y</text:p>
          </table:table-cell>
          <table:table-cell office:value-type="float" office:value="48.52" table:style-name="ce10">
            <text:p>48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8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2, "(1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8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Y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2,49,51</text:p>
          </table:table-cell>
          <table:table-cell office:value-type="string" table:style-name="ce11">
            <text:p>0.7</text:p>
          </table:table-cell>
          <table:table-cell office:value-type="string" table:style-name="ce11">
            <text:p>1.7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3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2,49,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1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1,42,49,51,52,53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2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1,42,49,51,52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Z-KO", "SBL+Sem(ST)", 3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N</text:p>
          </table:table-cell>
          <table:table-cell office:value-type="string" table:style-name="ce10">
            <text:p>41,42,49,51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2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">
            <text:p>"KZ", "ST", 4, "(2)"</text:p>
          </table:table-cell>
          <table:table-cell office:value-type="string" table:style-name="ce8">
            <text:p>"KO-KZ", "SBL+Sem(ST)", 4, "1", "(1)"</text:p>
          </table:table-cell>
          <table:table-cell office:value-type="string" table:style-name="ce9">
            <text:p>KO</text:p>
          </table:table-cell>
          <table:table-cell office:value-type="string" table:style-name="ce65">
            <text:p>N</text:p>
          </table:table-cell>
          <table:table-cell office:value-type="string" table:style-name="ce65">
            <text:p>Y</text:p>
          </table:table-cell>
          <table:table-cell office:value-type="string" table:style-name="ce10">
            <text:p>41, 50</text:p>
          </table:table-cell>
          <table:table-cell office:value-type="string" table:style-name="ce11">
            <text:p>1.2</text:p>
          </table:table-cell>
          <table:table-cell office:value-type="string" table:style-name="ce11">
            <text:p>2.2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1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5,6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5,6,7,11,17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5,18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5,5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7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5,18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5,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1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5,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6,13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6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6,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6,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6,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7,11,13,24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7,11,20,23</text:p>
          </table:table-cell>
          <table:table-cell office:value-type="string" table:style-name="ce13">
            <text:p>1.2</text:p>
          </table:table-cell>
          <table:table-cell office:value-type="string" table:style-name="ce13">
            <text:p>1.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7,11,13,22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7,11,17,20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7,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7,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8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8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8,14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8,14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0.8</text:p>
          </table:table-cell>
          <table:table-cell office:value-type="string" table:style-name="ce13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8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3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1,9,14,17,19,2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4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1,9,14,17,19,24,2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1,9,15,21,2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18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1,9,15,2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office:value-type="string" table:style-name="ce12">
            <text:p>"KO", "ST", 120, "(5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1,9,15,16,28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9,54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5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3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2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9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3,36,67,39,54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7, "(1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3,36,67,53,55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5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3,36,37,53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3, "(2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, "(2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3,36,5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4,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4,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4,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4,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5">
            <text:p>"KO", "ST-M", 1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1,34,35,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2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5,51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5,51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5,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5,40,41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Y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5,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0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0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0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6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0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4, "(3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8,48,50,56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38,48,50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8,41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Y</text:p>
          </table:table-cell>
          <table:table-cell office:value-type="string" table:style-name="ce14">
            <text:p>38,41,42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6, "(N/A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3,42,49,5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5</text:p>
          </table:table-cell>
          <table:table-cell office:value-type="string" table:style-name="ce13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8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3,42,49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-M", 1118, "(N/A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3,42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2">
            <text:p>"KO", "ST", 120, "(5)"</text:p>
          </table:table-cell>
          <table:table-cell office:value-type="string" table:style-name="ce12">
            <text:p>"KO", "ST", 10, "(4)"</text:p>
          </table:table-cell>
          <table:table-cell office:value-type="string" table:style-name="ce13">
            <text:p>KO</text:p>
          </table:table-cell>
          <table:table-cell office:value-type="string" table:style-name="ce66">
            <text:p>N</text:p>
          </table:table-cell>
          <table:table-cell office:value-type="string" table:style-name="ce66">
            <text:p>N</text:p>
          </table:table-cell>
          <table:table-cell office:value-type="string" table:style-name="ce14">
            <text:p>45,46,4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1.7</text:p>
          </table:table-cell>
          <table:table-cell office:value-type="string" table:style-name="ce13">
            <text:p>3.0</text:p>
          </table:table-cell>
          <table:table-cell office:value-type="string" table:style-name="ce13">
            <text:p>3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2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Y</text:p>
          </table:table-cell>
          <table:table-cell office:value-type="string" table:style-name="ce68">
            <text:p>N</text:p>
          </table:table-cell>
          <table:table-cell office:value-type="string" table:style-name="ce18">
            <text:p>62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62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2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9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2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Y</text:p>
          </table:table-cell>
          <table:table-cell office:value-type="string" table:style-name="ce68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7, "(1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1,87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1,87,88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1,87,88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5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1,64,69,71,87,88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5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Y</text:p>
          </table:table-cell>
          <table:table-cell office:value-type="string" table:style-name="ce68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65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5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3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5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ugla-Bry-1", "Sem(ST)+SBL", 1, "1", "(2)"</text:p>
          </table:table-cell>
          <table:table-cell office:value-type="string" table:style-name="ce17">
            <text:p>Bry-Bugla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6,68,70,72,74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Y</text:p>
          </table:table-cell>
          <table:table-cell office:value-type="string" table:style-name="ce68">
            <text:p>N</text:p>
          </table:table-cell>
          <table:table-cell office:value-type="string" table:style-name="ce18">
            <text:p>66,68,71,87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66,67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6,67,85,88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, "(2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66,67,85,88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2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1,85,88,81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1,85,88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81,83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4, "(3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1,83,89,90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N</text:p>
          </table:table-cell>
          <table:table-cell office:value-type="string" table:style-name="ce18">
            <text:p>83,89,91,92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N</text:p>
          </table:table-cell>
          <table:table-cell office:value-type="string" table:style-name="ce18">
            <text:p>83,89,91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83,89,90,9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6, "(N/A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83,89,90,93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5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8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O-KTC-1", "SBL", 1, "1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2,84,86,89,90,92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9">
            <text:p>"KTC-KO-2", "SBL+Sem(ST)", 2, "2", "(2)"</text:p>
          </table:table-cell>
          <table:table-cell office:value-type="string" table:style-name="ce20">
            <text:p>KTC</text:p>
          </table:table-cell>
          <table:table-cell office:value-type="string" table:style-name="ce68">
            <text:p>N</text:p>
          </table:table-cell>
          <table:table-cell office:value-type="string" table:style-name="ce68">
            <text:p>Y</text:p>
          </table:table-cell>
          <table:table-cell office:value-type="string" table:style-name="ce18">
            <text:p>82,84,86,89,91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Rac(KS)", "B-M", 200, "(N/A)"</text:p>
          </table:table-cell>
          <table:table-cell office:value-type="string" table:style-name="ce17">
            <text:p>Rac(KS)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KO-Bry", "ST+Sem(PODG)", 3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Y</text:p>
          </table:table-cell>
          <table:table-cell office:value-type="string" table:style-name="ce67">
            <text:p>N</text:p>
          </table:table-cell>
          <table:table-cell office:value-type="string" table:style-name="ce18">
            <text:p>82,84,86,89,90,95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6">
            <text:p>"KO", "ST", 10, "(4)"</text:p>
          </table:table-cell>
          <table:table-cell office:value-type="string" table:style-name="ce16">
            <text:p>"Bry-KO", "PODG+Sem(ST)", 2, "1", "(1)"</text:p>
          </table:table-cell>
          <table:table-cell office:value-type="string" table:style-name="ce17">
            <text:p>Bry</text:p>
          </table:table-cell>
          <table:table-cell office:value-type="string" table:style-name="ce67">
            <text:p>N</text:p>
          </table:table-cell>
          <table:table-cell office:value-type="string" table:style-name="ce67">
            <text:p>Y</text:p>
          </table:table-cell>
          <table:table-cell office:value-type="string" table:style-name="ce18">
            <text:p>82,84,86,93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3.0</text:p>
          </table:table-cell>
          <table:table-cell office:value-type="string" table:style-name="ce17">
            <text:p>1.0</text:p>
          </table:table-cell>
          <table:table-cell office:value-type="string" table:style-name="ce17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1", "SBL", 1, "1", "(2)"</text:p>
          </table:table-cell>
          <table:table-cell office:value-type="string" table:style-name="ce21">
            <text:p>"KO-KTC-2", "SBL+POGP", 1, "2", "(2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2", "SBL+Sem(ST)", 2, "2", "(2)"</text:p>
          </table:table-cell>
          <table:table-cell office:value-type="string" table:style-name="ce21">
            <text:p>"KTC-KO-1", "SBL+PO(Załęże)", 2, "1", "(2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0.9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2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CB-1", "SBL", 1, "1", "(2)"</text:p>
          </table:table-cell>
          <table:table-cell office:value-type="string" table:style-name="ce24">
            <text:p>CB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415" table:style-name="ce23">
            <text:p>415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1</text:p>
          </table:table-cell>
          <table:table-cell office:value-type="string" table:style-name="ce24">
            <text:p>1.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float" office:value="415.416" table:style-name="ce23">
            <text:p>415,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O-KTC-2", "SBL+POGP", 1, "2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415,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CB-KTC-2", "SBL+Sem(PODG)", 2, "2", "(2)"</text:p>
          </table:table-cell>
          <table:table-cell office:value-type="string" table:style-name="ce24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float" office:value="416" table:style-name="ce23">
            <text:p>416</text:p>
          </table:table-cell>
          <table:table-cell office:value-type="string" table:style-name="ce24">
            <text:p>1.7</text:p>
          </table:table-cell>
          <table:table-cell office:value-type="string" table:style-name="ce24">
            <text:p>1.9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Gottwald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1", "SBL", 1, "1", "(2)"</text:p>
          </table:table-cell>
          <table:table-cell office:value-type="string" table:style-name="ce25">
            <text:p>"KTC-CB-2", "SBL+Sem(ST)", 1, "2", "(2)"</text:p>
          </table:table-cell>
          <table:table-cell office:value-type="string" table:style-name="ce24">
            <text:p>CB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2", "SBL+Sem(PODG)", 2, "2", "(2)"</text:p>
          </table:table-cell>
          <table:table-cell office:value-type="string" table:style-name="ce25">
            <text:p>"CB-KTC-1", "SBL", 2, "1", "(2)"</text:p>
          </table:table-cell>
          <table:table-cell office:value-type="string" table:style-name="ce24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0.6</text:p>
          </table:table-cell>
          <table:table-cell office:value-type="string" table:style-name="ce24">
            <text:p>0.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1">
            <text:p>"KTC-KO-1", "SBL+PO(Załęże)", 2, "1", "(2)"</text:p>
          </table:table-cell>
          <table:table-cell office:value-type="string" table:style-name="ce25">
            <text:p>"KTC-Gt", "Sem(PODG)+Sem(PODG)", 1, "1", "(1)"</text:p>
          </table:table-cell>
          <table:table-cell office:value-type="string" table:style-name="ce24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float" office:value="416.41699999999997" table:style-name="ce23">
            <text:p>416,417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1, "(1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0.8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float" office:value="5.8" table:style-name="ce23">
            <text:p>5,8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5,8,9</text:p>
          </table:table-cell>
          <table:table-cell office:value-type="string" table:style-name="ce24">
            <text:p>0.7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CB-2", "SBL+Sem(ST)", 1, "2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5,6,7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2, "(1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0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3, "(2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9,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-KTC-1", "SBL", 2, "1", "(2)"</text:p>
          </table:table-cell>
          <table:table-cell office:value-type="string" table:style-name="ce25">
            <text:p>"CB", "ST", 4, "(2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float" office:value="7.6" table:style-name="ce23">
            <text:p>7,6</text:p>
          </table:table-cell>
          <table:table-cell office:value-type="string" table:style-name="ce24">
            <text:p>1.2</text:p>
          </table:table-cell>
          <table:table-cell office:value-type="string" table:style-name="ce24">
            <text:p>1.3</text:p>
          </table:table-cell>
          <table:table-cell office:value-type="string" table:style-name="ce24">
            <text:p>1.0</text:p>
          </table:table-cell>
          <table:table-cell office:value-type="string" table:style-name="ce2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KTC-Gt", "Sem(PODG)+Sem(PODG)", 1, "1", "(1)"</text:p>
          </table:table-cell>
          <table:table-cell office:value-type="string" table:style-name="ce25">
            <text:p>"Gt-CB", "Sem(PODG)+Sem(ST)", 1, "1", "(1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float" office:value="1" table:style-name="ce23">
            <text:p>1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office:value-type="string" table:style-name="ce24">
            <text:p>2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5, "(N/A)"</text:p>
          </table:table-cell>
          <table:table-cell office:value-type="string" table:style-name="ce25">
            <text:p>"CB", "ST", 10, "(N/A)"</text:p>
          </table:table-cell>
          <table:table-cell office:value-type="string" table:style-name="ce22">
            <text:p>CB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float" office:value="25.26" table:style-name="ce23">
            <text:p>25,26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office:value-type="string" table:style-name="ce2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float" office:value="16.2" table:style-name="ce23">
            <text:p>16,2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float" office:value="16.190000000000001" table:style-name="ce23">
            <text:p>16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2, "(1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Y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12,14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3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12,15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2,14,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3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2,14,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string" table:style-name="ce28">
            <text:p>11,15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4, "(2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14,11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1,14,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4, "(2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1,14,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B-CM", "SBL+Sem(ST)", 1, "1"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10,11,14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", "ST", 10, "(N/A)"</text:p>
          </table:table-cell>
          <table:table-cell office:value-type="string" table:style-name="ce26">
            <text:p>"CM-CB", "SBL+Sem(ST)", 2, "1"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10,11,15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CB-RCB-1", "SBL", 1, "1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0,11,14,17,20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5">
            <text:p>"CB", "ST", 10, "(N/A)"</text:p>
          </table:table-cell>
          <table:table-cell office:value-type="string" table:style-name="ce25">
            <text:p>"RCB-CB-3", "SBL+Sem(ST)", 2, "3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0,11,14,17,19</text:p>
          </table:table-cell>
          <table:table-cell table:number-columns-repeated="4" table:style-name="ce24"/>
          <table:table-cell table:number-columns-repeated="16374" table:style-name="ce21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Y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1,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B-CM", "SBL+Sem(ST)", 1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1,2,16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1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2,16,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-CB", "SBL+Sem(ST)", 2, "1", "(1)"</text:p>
          </table:table-cell>
          <table:table-cell office:value-type="string" table:style-name="ce26">
            <text:p>"CM", "ST", 2, "(1)"</text:p>
          </table:table-cell>
          <table:table-cell office:value-type="string" table:style-name="ce27">
            <text:p>CM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string" table:style-name="ce28">
            <text:p>2,16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1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70">
            <text:p>Y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5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M-CS", "Sem(odstęp)", 1, "1", "(1)"</text:p>
          </table:table-cell>
          <table:table-cell office:value-type="string" table:style-name="ce27">
            <text:p>CS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N</text:p>
          </table:table-cell>
          <table:table-cell office:value-type="string" table:style-name="ce28">
            <text:p>58,59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6">
            <text:p>"CM", "ST", 2, "(1)"</text:p>
          </table:table-cell>
          <table:table-cell office:value-type="string" table:style-name="ce26">
            <text:p>"CS-CM", "Sem(odstęp)", 2, "1", "(1)"</text:p>
          </table:table-cell>
          <table:table-cell office:value-type="string" table:style-name="ce27">
            <text:p>CS</text:p>
          </table:table-cell>
          <table:table-cell office:value-type="string" table:style-name="ce70">
            <text:p>N</text:p>
          </table:table-cell>
          <table:table-cell office:value-type="string" table:style-name="ce70">
            <text:p>Y</text:p>
          </table:table-cell>
          <table:table-cell office:value-type="string" table:style-name="ce28">
            <text:p>58</text:p>
          </table:table-cell>
          <table:table-cell table:number-columns-repeated="4" table:style-name="ce29"/>
          <table:table-cell table:number-columns-repeated="16374" table:style-name="ce30"/>
        </table:table-row>
        <table:table-row table:style-name="ro2">
          <table:table-cell office:value-type="string" table:style-name="ce25">
            <text:p>"CB-RCB-1", "SBL", 1, "1", "(3)"</text:p>
          </table:table-cell>
          <table:table-cell office:value-type="string" table:style-name="ce25">
            <text:p>"CB-RCB-2", "SBL+PO(Świętochłowice)", 1, "2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3", "SBL+Sem(ST)", 2, "3", "(3)"</text:p>
          </table:table-cell>
          <table:table-cell office:value-type="string" table:style-name="ce25">
            <text:p>"RCB-CB-2", "SBL+PO(Świętochłowice)", 2, "2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CB-RCB-2", "SBL+PO(Świętochłowice)", 1, "2", "(3)"</text:p>
          </table:table-cell>
          <table:table-cell office:value-type="string" table:style-name="ce25">
            <text:p>"CB-RCB-3", "SBL+Sem(ST)", 1, "3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2", "SBL+PO(Świętochłowice)", 2, "2", "(3)"</text:p>
          </table:table-cell>
          <table:table-cell office:value-type="string" table:style-name="ce25">
            <text:p>"RCB-CB-1", "SBL", 2, "1"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CB-RCB-3", "SBL+Sem(ST)", 1, "3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0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1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06,10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CB-1", "SBL", 2, "1", "(3)"</text:p>
          </table:table-cell>
          <table:table-cell office:value-type="string" table:style-name="ce25">
            <text:p>"RCB", "ST", 2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106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61,16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1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61,164,165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RCB-ZZ-1", "SBL", 1, "1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60,161,16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", "ST", 2, "(1)"</text:p>
          </table:table-cell>
          <table:table-cell office:value-type="string" table:style-name="ce25">
            <text:p>"ZZ-RCB-4", "SBL+Sem(ST)", 2, "4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160,165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1", "SBL", 1, "1", "(4)"</text:p>
          </table:table-cell>
          <table:table-cell office:value-type="string" table:style-name="ce25">
            <text:p>"RCB-ZZ-2", "SBL+PO(Ruda Śląska)", 1, "2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4", "SBL+Sem(ST)", 2, "4", "(4)"</text:p>
          </table:table-cell>
          <table:table-cell office:value-type="string" table:style-name="ce25">
            <text:p>"ZZ-RCB-3", "SBL+PO(Ruda Śląska)", 2, "3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2", "SBL+PO(Ruda Śląska)", 1, "2", "(4)"</text:p>
          </table:table-cell>
          <table:table-cell office:value-type="string" table:style-name="ce25">
            <text:p>"RCB-ZZ-3", "SBL", 1, "3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3", "SBL+PO(Ruda Śląska)", 2, "3", "(4)"</text:p>
          </table:table-cell>
          <table:table-cell office:value-type="string" table:style-name="ce25">
            <text:p>"ZZ-RCB-2", "SBL", 2, "2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3", "SBL", 1, "3", "(4)"</text:p>
          </table:table-cell>
          <table:table-cell office:value-type="string" table:style-name="ce25">
            <text:p>"RCB-ZZ-4", "SBL+Sem(ST)", 1, "4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2", "SBL", 2, "2", "(4)"</text:p>
          </table:table-cell>
          <table:table-cell office:value-type="string" table:style-name="ce25">
            <text:p>"ZZ-RCB-1", "SBL", 2, "1"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8,2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RCB-ZZ-4", "SBL+Sem(ST)", 1, "4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18,23,2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1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23,18,1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RCB-1", "SBL", 2, "1", "(4)"</text:p>
          </table:table-cell>
          <table:table-cell office:value-type="string" table:style-name="ce25">
            <text:p>"ZZ", "ST", 2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24,17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47,48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1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47,48,4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ZZ-GLC-1", "SBL", 1, "1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48,47,46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", "ST", 2, "(1)"</text:p>
          </table:table-cell>
          <table:table-cell office:value-type="string" table:style-name="ce25">
            <text:p>"GLC-ZZ-5", "SBL+Sem(ST)", 2, "5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46,4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1", "SBL", 1, "1", "(5)"</text:p>
          </table:table-cell>
          <table:table-cell office:value-type="string" table:style-name="ce25">
            <text:p>"ZZ-GLC-2", "SBL", 1, "2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5", "SBL+Sem(ST)", 2, "5", "(5)"</text:p>
          </table:table-cell>
          <table:table-cell office:value-type="string" table:style-name="ce25">
            <text:p>"GLC-ZZ-4", "SBL", 2, "4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2", "SBL", 1, "2", "(5)"</text:p>
          </table:table-cell>
          <table:table-cell office:value-type="string" table:style-name="ce25">
            <text:p>"ZZ-GLC-3", "SBL", 1, "3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4", "SBL", 2, "4", "(5)"</text:p>
          </table:table-cell>
          <table:table-cell office:value-type="string" table:style-name="ce25">
            <text:p>"GLC-ZZ-3", "SBL", 2, "3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3", "SBL", 1, "3", "(5)"</text:p>
          </table:table-cell>
          <table:table-cell office:value-type="string" table:style-name="ce25">
            <text:p>"ZZ-GLC-4", "SBL", 1, "4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3", "SBL", 2, "3", "(5)"</text:p>
          </table:table-cell>
          <table:table-cell office:value-type="string" table:style-name="ce25">
            <text:p>"GLC-ZZ-2", "SBL", 2, "2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4", "SBL", 1, "4", "(5)"</text:p>
          </table:table-cell>
          <table:table-cell office:value-type="string" table:style-name="ce25">
            <text:p>"ZZ-GLC-5", "SBL+Sem(ST)", 1, "5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2", "SBL", 2, "2", "(5)"</text:p>
          </table:table-cell>
          <table:table-cell office:value-type="string" table:style-name="ce25">
            <text:p>"GLC-ZZ-1", "SBL", 2, "1", "(5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N/A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31,33,41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31,3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31,3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31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ZZ-GLC-5", "SBL+Sem(ST)", 1, "5", "(5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31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37,36,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36,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30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-ZZ-1", "SBL", 2, "1", "(5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29,24,22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3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37,36,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4, "(1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36,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5, "(2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30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6, "(2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41,29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7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27,28,32,3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8, "(3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27,28,32,34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9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27,28,32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B-M", 200, "(N/A)"</text:p>
          </table:table-cell>
          <table:table-cell office:value-type="string" table:style-name="ce25">
            <text:p>"GLC", "ST", 11, "(4)"</text:p>
          </table:table-cell>
          <table:table-cell office:value-type="string" table:style-name="ce22">
            <text:p>GLC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27,28,32,34,4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76,77,84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3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76,77,84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76,77,84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4, "(1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76,77,84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85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5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85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85,87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6, "(2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N</text:p>
          </table:table-cell>
          <table:table-cell office:value-type="string" table:style-name="ce69">
            <text:p>Y</text:p>
          </table:table-cell>
          <table:table-cell office:value-type="string" table:style-name="ce23">
            <text:p>85,87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7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2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8, "(3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2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1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9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1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GLC-Szo", "Sem(odstep)", 1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1,83,86,89,90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25">
            <text:p>"GLC", "ST", 11, "(4)"</text:p>
          </table:table-cell>
          <table:table-cell office:value-type="string" table:style-name="ce25">
            <text:p>"Szo-GLC", "SBL(odstep)", 2, "1", "(1)"</text:p>
          </table:table-cell>
          <table:table-cell office:value-type="string" table:style-name="ce25">
            <text:p>Szo</text:p>
          </table:table-cell>
          <table:table-cell office:value-type="string" table:style-name="ce69">
            <text:p>Y</text:p>
          </table:table-cell>
          <table:table-cell office:value-type="string" table:style-name="ce69">
            <text:p>N</text:p>
          </table:table-cell>
          <table:table-cell office:value-type="string" table:style-name="ce23">
            <text:p>81,83,86,89,90,93</text:p>
          </table:table-cell>
          <table:table-cell table:number-columns-repeated="4" table:style-name="ce24"/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1", "Sem(ST)+SBL", 1, "1", "(2)"</text:p>
          </table:table-cell>
          <table:table-cell office:value-type="string" table:style-name="ce31">
            <text:p>"KO-Bugla-Bry-2", "SBL+Sem(PODG)", 1, "2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ugla-Bry-2", "SBL+Sem(PODG)", 1, "2", "(2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X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X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1,2,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O-Bry", "ST+Sem(PODG)", 3, "1", "(1)"</text:p>
          </table:table-cell>
          <table:table-cell office:value-type="string" table:style-name="ce31">
            <text:p>"Bry", "PODG", 1, "1", "(1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N</text:p>
          </table:table-cell>
          <table:table-cell office:value-type="float" office:value="1.2" table:style-name="ce33">
            <text:p>1,2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X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O", "PODG+Sem(ST)", 2, "1", "(1)"</text:p>
          </table:table-cell>
          <table:table-cell office:value-type="string" table:style-name="ce31">
            <text:p>"Bry", "PODG", 2, "1", "(1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Y</text:p>
          </table:table-cell>
          <table:table-cell office:value-type="float" office:value="3" table:style-name="ce33">
            <text:p>3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8</text:p>
          </table:table-cell>
          <table:table-cell office:value-type="string" table:style-name="ce34">
            <text:p>0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", "PODG", 2, "1", "(1)"</text:p>
          </table:table-cell>
          <table:table-cell office:value-type="string" table:style-name="ce31">
            <text:p>"KL-Bry-2", "SBL+Sem(PODG)", 2, "2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", "PODG", 1, "1", "(1)"</text:p>
          </table:table-cell>
          <table:table-cell office:value-type="string" table:style-name="ce31">
            <text:p>"Bry-KL-1", "SBL+POGP", 1, "1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X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1.4</text:p>
          </table:table-cell>
          <table:table-cell office:value-type="string" table:style-name="ce34">
            <text:p>1.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1", "SBL+POGP", 1, "1", "(2)"</text:p>
          </table:table-cell>
          <table:table-cell office:value-type="string" table:style-name="ce31">
            <text:p>"Bry-KL-2", "SBL+Sem(ST)", 1, "2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2.6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2", "SBL+Sem(PODG)", 2, "2", "(2)"</text:p>
          </table:table-cell>
          <table:table-cell office:value-type="string" table:style-name="ce31">
            <text:p>"KL-Bry-1", "SBL", 2, "1"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float" office:value="9.16" table:style-name="ce33">
            <text:p>9,16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9,16,15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Bry-KL-2", "SBL+Sem(ST)", 1, "2", "(2)"</text:p>
          </table:table-cell>
          <table:table-cell office:value-type="string" table:style-name="ce31">
            <text:p>"KL", "ST", 3, "(1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9,16,17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1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16,9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0</text:p>
          </table:table-cell>
          <table:table-cell office:value-type="string" table:style-name="ce34">
            <text:p>2.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1">
            <text:p>"KL-Bry-1", "SBL", 2, "1", "(2)"</text:p>
          </table:table-cell>
          <table:table-cell office:value-type="string" table:style-name="ce31">
            <text:p>"KL", "ST", 2, "(2)"</text:p>
          </table:table-cell>
          <table:table-cell office:value-type="string" table:style-name="ce32">
            <text:p>KL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float" office:value="15.8" table:style-name="ce33">
            <text:p>15,8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0.9</text:p>
          </table:table-cell>
          <table:table-cell office:value-type="string" table:style-name="ce34">
            <text:p>1.6</text:p>
          </table:table-cell>
          <table:table-cell office:value-type="string" table:style-name="ce34">
            <text:p>1.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5">
            <text:p>"KL", "ST", 1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N</text:p>
          </table:table-cell>
          <table:table-cell office:value-type="string" table:style-name="ce37">
            <text:p>54,57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1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1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", "ST", 2, "(2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N</text:p>
          </table:table-cell>
          <table:table-cell office:value-type="string" table:style-name="ce72">
            <text:p>Y</text:p>
          </table:table-cell>
          <table:table-cell office:value-type="string" table:style-name="ce37">
            <text:p>55,56,78,79,83,84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2, "(2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55,56,78,79,83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2, "(2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Y</text:p>
          </table:table-cell>
          <table:table-cell office:value-type="string" table:style-name="ce34">
            <text:p>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", "ST", 3, "(1)"</text:p>
          </table:table-cell>
          <table:table-cell office:value-type="string" table:style-name="ce35">
            <text:p>"KL-MJ-1", "Sem(odstep)+PO(Piotrowice)", 1, "1", "(2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N</text:p>
          </table:table-cell>
          <table:table-cell office:value-type="string" table:style-name="ce37">
            <text:p>42, 43,53,58,85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", "ST", 3, "(1)"</text:p>
          </table:table-cell>
          <table:table-cell office:value-type="string" table:style-name="ce31">
            <text:p>"KL-Mc-1", "SBL+PO(Piotrowice)", 1, "1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42,43,53,54,57,84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", "ST", 3, "(1)"</text:p>
          </table:table-cell>
          <table:table-cell office:value-type="string" table:style-name="ce31">
            <text:p>"Mc-KL-5", "SBL+Sem(ST)", 2, "5", "(5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42,43,53,54,55,56,78,79,83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5">
            <text:p>"KL-MJ-1", "Sem(odstep)+PO(Piotrowice)", 1, "1", "(2)"</text:p>
          </table:table-cell>
          <table:table-cell office:value-type="string" table:style-name="ce35">
            <text:p>"KL-MJ-2", "Sem(odstep)", 1, "2", "(2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Y</text:p>
          </table:table-cell>
          <table:table-cell office:value-type="string" table:style-name="ce37">
            <text:p>N/A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1, "(1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Y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KL-MJ-2", "Sem(odstep)", 1, "2", "(2)"</text:p>
          </table:table-cell>
          <table:table-cell office:value-type="string" table:style-name="ce35">
            <text:p>"MJ", "ST", 3, "(2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N</text:p>
          </table:table-cell>
          <table:table-cell office:value-type="string" table:style-name="ce37">
            <text:p>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", "ST", 1, "(1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Y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", "ST", 3, "(2)"</text:p>
          </table:table-cell>
          <table:table-cell office:value-type="string" table:style-name="ce35">
            <text:p>"MJ-Mi", "Sem(odstep)", 1, "1", "(1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N</text:p>
          </table:table-cell>
          <table:table-cell office:value-type="string" table:style-name="ce37">
            <text:p>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1, "(2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N</text:p>
          </table:table-cell>
          <table:table-cell office:value-type="string" table:style-name="ce37">
            <text:p>1,2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J-Mi", "Sem(odstep)", 1, "1", "(1)"</text:p>
          </table:table-cell>
          <table:table-cell office:value-type="string" table:style-name="ce35">
            <text:p>"Mi", "ST", 2, "(1)"</text:p>
          </table:table-cell>
          <table:table-cell office:value-type="string" table:style-name="ce36">
            <text:p>Mi</text:p>
          </table:table-cell>
          <table:table-cell office:value-type="string" table:style-name="ce72">
            <text:p>N</text:p>
          </table:table-cell>
          <table:table-cell office:value-type="string" table:style-name="ce72">
            <text:p>Y</text:p>
          </table:table-cell>
          <table:table-cell office:value-type="string" table:style-name="ce37">
            <text:p>1,11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i", "ST", 1, "(2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72">
            <text:p>Y</text:p>
          </table:table-cell>
          <table:table-cell office:value-type="string" table:style-name="ce72">
            <text:p>N</text:p>
          </table:table-cell>
          <table:table-cell office:value-type="string" table:style-name="ce37">
            <text:p>22,23,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5">
            <text:p>"Mi", "ST", 2, "(1)"</text:p>
          </table:table-cell>
          <table:table-cell office:value-type="string" table:style-name="ce35">
            <text:p>"Mi_ŁGB", "Sem(odstęp)", 1, "1", "(1)"</text:p>
          </table:table-cell>
          <table:table-cell office:value-type="string" table:style-name="ce36">
            <text:p>ŁGB</text:p>
          </table:table-cell>
          <table:table-cell office:value-type="string" table:style-name="ce72">
            <text:p>N</text:p>
          </table:table-cell>
          <table:table-cell office:value-type="string" table:style-name="ce72">
            <text:p>Y</text:p>
          </table:table-cell>
          <table:table-cell office:value-type="string" table:style-name="ce37">
            <text:p>24</text:p>
          </table:table-cell>
          <table:table-cell table:number-columns-repeated="4" table:style-name="ce36"/>
          <table:table-cell table:number-columns-repeated="16374" table:style-name="ce38"/>
        </table:table-row>
        <table:table-row table:style-name="ro2">
          <table:table-cell office:value-type="string" table:style-name="ce31">
            <text:p>"KL-Mc-1", "SBL+PO(Piotrowice)", 1, "1", "(6)"</text:p>
          </table:table-cell>
          <table:table-cell office:value-type="string" table:style-name="ce31">
            <text:p>"KL-Mc-2", "SBL", 1, "2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5", "SBL+Sem(ST)", 2, "5", "(5)"</text:p>
          </table:table-cell>
          <table:table-cell office:value-type="string" table:style-name="ce31">
            <text:p>"Mc-KL-4", "SBL", 2, "4", "(5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2", "SBL", 1, "2", "(6)"</text:p>
          </table:table-cell>
          <table:table-cell office:value-type="string" table:style-name="ce31">
            <text:p>"KL-Mc-3", "SBL", 1, "3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4", "SBL", 2, "4", "(5)"</text:p>
          </table:table-cell>
          <table:table-cell office:value-type="string" table:style-name="ce31">
            <text:p>"Mc-KL-3", "SBL", 2, "3", "(5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3", "SBL", 1, "3", "(6)"</text:p>
          </table:table-cell>
          <table:table-cell office:value-type="string" table:style-name="ce31">
            <text:p>"KL-Mc-4", "SBL+PO(Podlesie)", 1, "4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3", "SBL", 2, "3", "(5)"</text:p>
          </table:table-cell>
          <table:table-cell office:value-type="string" table:style-name="ce31">
            <text:p>"Mc-KL-2", "SBL+PO(Podlesie)", 2, "2", "(5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4", "SBL+PO(Podlesie)", 1, "4", "(6)"</text:p>
          </table:table-cell>
          <table:table-cell office:value-type="string" table:style-name="ce31">
            <text:p>"KL-Mc-5", "SBL", 1, "5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2", "SBL+PO(Podlesie)", 2, "2", "(5)"</text:p>
          </table:table-cell>
          <table:table-cell office:value-type="string" table:style-name="ce31">
            <text:p>"Mc-KL-1", "SBL", 2, "1", "(5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5", "SBL", 1, "5", "(6)"</text:p>
          </table:table-cell>
          <table:table-cell office:value-type="string" table:style-name="ce31">
            <text:p>"KL-Mc-6", "SBL+Sem(PODG)", 1, "6", "(6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4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4,5,6,8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KL-Mc-6", "SBL+Sem(PODG)", 1, "6", "(6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4,5,6,8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1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3,5,6,7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2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3,5,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KL-1", "SBL", 2, "1", "(5)"</text:p>
          </table:table-cell>
          <table:table-cell office:value-type="string" table:style-name="ce31">
            <text:p>"Mc", "PODG", 3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3,5,6,9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1, "(N/A)"</text:p>
          </table:table-cell>
          <table:table-cell office:value-type="string" table:style-name="ce31">
            <text:p>"Mc-Ty", "Sem(odstep)+Sem(ST)", 1, "1", "(1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2, "(N/A)"</text:p>
          </table:table-cell>
          <table:table-cell office:value-type="string" table:style-name="ce31">
            <text:p>"Ty-Mc", "Sem(odstep)", 2, "1", "(1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", "PODG", 3, "(N/A)"</text:p>
          </table:table-cell>
          <table:table-cell office:value-type="string" table:style-name="ce31">
            <text:p>"Ty-Mc", "Sem(odstep)+Sem(PODG)", 3, "1", "(1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Mc-Ty", "Sem(odstep)+Sem(ST)", 1, "1", "(1)"</text:p>
          </table:table-cell>
          <table:table-cell office:value-type="string" table:style-name="ce42">
            <text:p>"Ty", "ST", 101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-Mc", "Sem(odstep)", 2, "1", "(1)"</text:p>
          </table:table-cell>
          <table:table-cell office:value-type="string" table:style-name="ce42">
            <text:p>"Ty", "ST", 102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Y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31">
            <text:p>"Ty-Mc", "Sem(odstep)+Sem(PODG)", 3, "1", "(1)"</text:p>
          </table:table-cell>
          <table:table-cell office:value-type="string" table:style-name="ce42">
            <text:p>"Ty", "ST", 108, "(N/A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3">
            <text:p>N/A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1, "(N/A)"</text:p>
          </table:table-cell>
          <table:table-cell office:value-type="string" table:style-name="ce42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Y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1, "(N/A)"</text:p>
          </table:table-cell>
          <table:table-cell office:value-type="string" table:style-name="ce42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1, "(N/A)"</text:p>
          </table:table-cell>
          <table:table-cell office:value-type="string" table:style-name="ce42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2, "(N/A)"</text:p>
          </table:table-cell>
          <table:table-cell office:value-type="string" table:style-name="ce42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2, "(N/A)"</text:p>
          </table:table-cell>
          <table:table-cell office:value-type="string" table:style-name="ce42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78">
            <text:p>N</text:p>
          </table:table-cell>
          <table:table-cell office:value-type="string" table:style-name="ce78">
            <text:p>Y</text:p>
          </table:table-cell>
          <table:table-cell office:value-type="string" table:style-name="ce34">
            <text:p>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2, "(N/A)"</text:p>
          </table:table-cell>
          <table:table-cell office:value-type="string" table:style-name="ce42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2,1,2,3,4,7,11,20,21,22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2, "(N/A)"</text:p>
          </table:table-cell>
          <table:table-cell office:value-type="string" table:style-name="ce42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2,1,2,3,4,7,11,20,21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8, "(N/A)"</text:p>
          </table:table-cell>
          <table:table-cell office:value-type="string" table:style-name="ce42">
            <text:p>"Ty", "ST", 1, "(2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1,112,1,2,3,14,16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8, "(N/A)"</text:p>
          </table:table-cell>
          <table:table-cell office:value-type="string" table:style-name="ce42">
            <text:p>"Ty", "ST", 2, "(2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1,112,1,114,15</text:p>
          </table:table-cell>
          <table:table-cell table:number-columns-repeated="4" table:style-name="ce32"/>
          <table:table-cell table:number-columns-repeated="16374" table:style-name="ce39"/>
        </table:table-row>
        <table:table-row table:style-name="ro2">
          <table:table-cell office:value-type="string" table:style-name="ce42">
            <text:p>"Ty", "ST", 108, "(N/A)"</text:p>
          </table:table-cell>
          <table:table-cell office:value-type="string" table:style-name="ce42">
            <text:p>"Ty", "ST", 8, "(1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1,113,117,24</text:p>
          </table:table-cell>
          <table:table-cell table:number-columns-repeated="4" table:style-name="ce43"/>
          <table:table-cell table:number-columns-repeated="16374" table:style-name="ce44"/>
        </table:table-row>
        <table:table-row table:style-name="ro2">
          <table:table-cell office:value-type="string" table:style-name="ce42">
            <text:p>"Ty", "ST", 108, "(N/A)"</text:p>
          </table:table-cell>
          <table:table-cell office:value-type="string" table:style-name="ce42">
            <text:p>"Ty", "ST", 7, "(3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1,112,1,2,3,4,7,11,20,21,22</text:p>
          </table:table-cell>
          <table:table-cell table:number-columns-repeated="4" table:style-name="ce43"/>
          <table:table-cell table:number-columns-repeated="16374" table:style-name="ce44"/>
        </table:table-row>
        <table:table-row table:style-name="ro2">
          <table:table-cell office:value-type="string" table:style-name="ce42">
            <text:p>"Ty", "ST", 108, "(N/A)"</text:p>
          </table:table-cell>
          <table:table-cell office:value-type="string" table:style-name="ce42">
            <text:p>"Ty", "ST", 9, "(3)"</text:p>
          </table:table-cell>
          <table:table-cell office:value-type="string" table:style-name="ce32">
            <text:p>Ty</text:p>
          </table:table-cell>
          <table:table-cell office:value-type="string" table:style-name="ce71">
            <text:p>N</text:p>
          </table:table-cell>
          <table:table-cell office:value-type="string" table:style-name="ce71">
            <text:p>N</text:p>
          </table:table-cell>
          <table:table-cell office:value-type="string" table:style-name="ce34">
            <text:p>111,112,1,2,3,4,7,11,20,21</text:p>
          </table:table-cell>
          <table:table-cell table:number-columns-repeated="4" table:style-name="ce43"/>
          <table:table-cell table:number-columns-repeated="16374" table:style-name="ce44"/>
        </table:table-row>
        <table:table-row table:style-name="ro2">
          <table:table-cell office:value-type="string" table:style-name="ce45">
            <text:p>"Ty", "ST", 1, "(2)"</text:p>
          </table:table-cell>
          <table:table-cell office:value-type="string" table:style-name="ce46">
            <text:p>"Ty-Kob-1", "SBL", 1, "1", "(6)"</text:p>
          </table:table-cell>
          <table:table-cell office:value-type="string" table:style-name="ce47">
            <text:p>Kob</text:p>
          </table:table-cell>
          <table:table-cell office:value-type="string" table:style-name="ce73">
            <text:p>Y</text:p>
          </table:table-cell>
          <table:table-cell office:value-type="string" table:style-name="ce73">
            <text:p>N</text:p>
          </table:table-cell>
          <table:table-cell office:value-type="string" table:style-name="ce48">
            <text:p>45,49,53,103</text:p>
          </table:table-cell>
          <table:table-cell table:number-columns-repeated="4" table:style-name="ce49"/>
          <table:table-cell table:number-columns-repeated="16374" table:style-name="ce50"/>
        </table:table-row>
        <table:table-row table:style-name="ro2">
          <table:table-cell office:value-type="string" table:style-name="ce45">
            <text:p>"Ty", "ST", 1, "(2)"</text:p>
          </table:table-cell>
          <table:table-cell office:value-type="string" table:style-name="ce46">
            <text:p>"Kob-Ty-6", "SBL+Sem(ST)", 2, "6", "(6)"</text:p>
          </table:table-cell>
          <table:table-cell office:value-type="string" table:style-name="ce47">
            <text:p>Kob</text:p>
          </table:table-cell>
          <table:table-cell office:value-type="string" table:style-name="ce73">
            <text:p>N</text:p>
          </table:table-cell>
          <table:table-cell office:value-type="string" table:style-name="ce73">
            <text:p>N</text:p>
          </table:table-cell>
          <table:table-cell office:value-type="string" table:style-name="ce51">
            <text:p>45,49,50,102,55</text:p>
          </table:table-cell>
          <table:table-cell table:number-columns-repeated="4" table:style-name="ce49"/>
          <table:table-cell table:number-columns-repeated="16374" table:style-name="ce50"/>
        </table:table-row>
        <table:table-row table:style-name="ro2">
          <table:table-cell office:value-type="string" table:style-name="ce53">
            <text:p>"Ty", "ST", 1, "(2)"</text:p>
          </table:table-cell>
          <table:table-cell office:value-type="string" table:style-name="ce54">
            <text:p>"Ty-TMo ", "SBL", 1, "1", "(2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Y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45,49,50,51</text:p>
          </table:table-cell>
          <table:table-cell table:number-columns-repeated="4" table:style-name="ce55"/>
          <table:table-cell table:number-columns-repeated="16374" table:style-name="ce57"/>
        </table:table-row>
        <table:table-row table:style-name="ro2">
          <table:table-cell office:value-type="string" table:style-name="ce53">
            <text:p>"Ty", "ST", 1, "(2)"</text:p>
          </table:table-cell>
          <table:table-cell office:value-type="string" table:style-name="ce54">
            <text:p>"TMo-Ty", "Sem(odstęp)", 2, "1", "(1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45,46,47,48</text:p>
          </table:table-cell>
          <table:table-cell table:number-columns-repeated="4" table:style-name="ce55"/>
          <table:table-cell table:number-columns-repeated="16374" table:style-name="ce57"/>
        </table:table-row>
        <table:table-row table:style-name="ro3">
          <table:table-cell office:value-type="string" table:style-name="ce45">
            <text:p>"Ty", "ST", 2, "(2)"</text:p>
          </table:table-cell>
          <table:table-cell office:value-type="string" table:style-name="ce46">
            <text:p>"Ty-Kob-1", "SBL", 1, "1", "(6)"</text:p>
          </table:table-cell>
          <table:table-cell office:value-type="string" table:style-name="ce47">
            <text:p>Kob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51">
            <text:p>46,50,102,103</text:p>
          </table:table-cell>
          <table:table-cell table:number-columns-repeated="4" table:style-name="ce49"/>
          <table:table-cell table:number-columns-repeated="16374" table:style-name="ce52"/>
        </table:table-row>
        <table:table-row table:style-name="ro3">
          <table:table-cell office:value-type="string" table:style-name="ce45">
            <text:p>"Ty", "ST", 2, "(2)"</text:p>
          </table:table-cell>
          <table:table-cell office:value-type="string" table:style-name="ce46">
            <text:p>"Kob-Ty-6", "SBL+Sem(ST)", 2, "6", "(6)"</text:p>
          </table:table-cell>
          <table:table-cell office:value-type="string" table:style-name="ce47">
            <text:p>Kob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Y</text:p>
          </table:table-cell>
          <table:table-cell office:value-type="string" table:style-name="ce51">
            <text:p>46,50,102,55</text:p>
          </table:table-cell>
          <table:table-cell table:number-columns-repeated="4" table:style-name="ce49"/>
          <table:table-cell table:number-columns-repeated="16374" table:style-name="ce52"/>
        </table:table-row>
        <table:table-row table:style-name="ro3">
          <table:table-cell office:value-type="string" table:style-name="ce53">
            <text:p>"Ty", "ST", 2, "(2)"</text:p>
          </table:table-cell>
          <table:table-cell office:value-type="string" table:style-name="ce54">
            <text:p>"Ty-TMo ", "SBL", 1, "1", "(2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46,50,51</text:p>
          </table:table-cell>
          <table:table-cell table:number-columns-repeated="4" table:style-name="ce55"/>
          <table:table-cell table:number-columns-repeated="16374" table:style-name="ce58"/>
        </table:table-row>
        <table:table-row table:style-name="ro3">
          <table:table-cell office:value-type="string" table:style-name="ce53">
            <text:p>"Ty", "ST", 2, "(2)"</text:p>
          </table:table-cell>
          <table:table-cell office:value-type="string" table:style-name="ce54">
            <text:p>"TMo-Ty", "Sem(odstęp)", 2, "1", "(1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Y</text:p>
          </table:table-cell>
          <table:table-cell office:value-type="string" table:style-name="ce56">
            <text:p>46,47,48</text:p>
          </table:table-cell>
          <table:table-cell table:number-columns-repeated="4" table:style-name="ce55"/>
          <table:table-cell table:number-columns-repeated="16374" table:style-name="ce58"/>
        </table:table-row>
        <table:table-row table:style-name="ro3">
          <table:table-cell office:value-type="string" table:style-name="ce45">
            <text:p>"Ty", "ST", 8, "(1)"</text:p>
          </table:table-cell>
          <table:table-cell office:value-type="string" table:style-name="ce46">
            <text:p>"Kob-Ty-6", "SBL+Sem(ST)", 2, "6", "(6)"</text:p>
          </table:table-cell>
          <table:table-cell office:value-type="string" table:style-name="ce49">
            <text:p>Kob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51">
            <text:p>31,47,51,54,55</text:p>
          </table:table-cell>
          <table:table-cell table:number-columns-repeated="4" table:style-name="ce49"/>
          <table:table-cell table:number-columns-repeated="16374" table:style-name="ce52"/>
        </table:table-row>
        <table:table-row table:style-name="ro3">
          <table:table-cell office:value-type="string" table:style-name="ce53">
            <text:p>"Ty", "ST", 8, "(1)"</text:p>
          </table:table-cell>
          <table:table-cell office:value-type="string" table:style-name="ce54">
            <text:p>"Ty-TMo ", "SBL", 1, "1", "(2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31,47,51</text:p>
          </table:table-cell>
          <table:table-cell table:number-columns-repeated="4" table:style-name="ce55"/>
          <table:table-cell table:number-columns-repeated="16374" table:style-name="ce58"/>
        </table:table-row>
        <table:table-row table:style-name="ro3">
          <table:table-cell office:value-type="string" table:style-name="ce53">
            <text:p>"Ty", "ST", 8, "(1)"</text:p>
          </table:table-cell>
          <table:table-cell office:value-type="string" table:style-name="ce54">
            <text:p>"TMo-Ty", "Sem(odstęp)", 2, "1", "(1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31,47,48</text:p>
          </table:table-cell>
          <table:table-cell table:number-columns-repeated="4" table:style-name="ce55"/>
          <table:table-cell table:number-columns-repeated="16374" table:style-name="ce58"/>
        </table:table-row>
        <table:table-row table:style-name="ro2">
          <table:table-cell office:value-type="string" table:style-name="ce45">
            <text:p>"Ty", "ST", 7, "(3)"</text:p>
          </table:table-cell>
          <table:table-cell office:value-type="string" table:style-name="ce46">
            <text:p>"Ty-Kob-1", "SBL", 1, "1", "(6)"</text:p>
          </table:table-cell>
          <table:table-cell office:value-type="string" table:style-name="ce49">
            <text:p>Kob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51">
            <text:p>40,41,44,45,49,53,103</text:p>
          </table:table-cell>
          <table:table-cell table:number-columns-repeated="4" table:style-name="ce49"/>
          <table:table-cell table:number-columns-repeated="16374" table:style-name="ce52"/>
        </table:table-row>
        <table:table-row table:style-name="ro2">
          <table:table-cell office:value-type="string" table:style-name="ce45">
            <text:p>"Ty", "ST", 7, "(3)"</text:p>
          </table:table-cell>
          <table:table-cell office:value-type="string" table:style-name="ce46">
            <text:p>"Kob-Ty-6", "SBL+Sem(ST)", 2, "6", "(6)"</text:p>
          </table:table-cell>
          <table:table-cell office:value-type="string" table:style-name="ce49">
            <text:p>Kob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51">
            <text:p>40,41,44,45,49,50,102,55</text:p>
          </table:table-cell>
          <table:table-cell table:number-columns-repeated="4" table:style-name="ce49"/>
          <table:table-cell table:number-columns-repeated="16374" table:style-name="ce52"/>
        </table:table-row>
        <table:table-row table:style-name="ro2">
          <table:table-cell office:value-type="string" table:style-name="ce59">
            <text:p>"Ty", "ST", 7, "(3)"</text:p>
          </table:table-cell>
          <table:table-cell office:value-type="string" table:style-name="ce60">
            <text:p>"Ty-ŁŚ", "Sem(odstep)", 1, "1", "(1)"</text:p>
          </table:table-cell>
          <table:table-cell office:value-type="string" table:style-name="ce61">
            <text:p>ŁŚ</text:p>
          </table:table-cell>
          <table:table-cell office:value-type="string" table:style-name="ce76">
            <text:p>N</text:p>
          </table:table-cell>
          <table:table-cell office:value-type="string" table:style-name="ce76">
            <text:p>Y</text:p>
          </table:table-cell>
          <table:table-cell office:value-type="string" table:style-name="ce62">
            <text:p>40,42</text:p>
          </table:table-cell>
          <table:table-cell table:number-columns-repeated="4" table:style-name="ce61"/>
          <table:table-cell table:number-columns-repeated="16374" table:style-name="ce63"/>
        </table:table-row>
        <table:table-row table:style-name="ro2">
          <table:table-cell office:value-type="string" table:style-name="ce53">
            <text:p>"Ty", "ST", 7, "(3)"</text:p>
          </table:table-cell>
          <table:table-cell office:value-type="string" table:style-name="ce54">
            <text:p>"Ty-TMo ", "SBL", 1, "1", "(2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40,41,44,45,49,50,51</text:p>
          </table:table-cell>
          <table:table-cell table:number-columns-repeated="4" table:style-name="ce55"/>
          <table:table-cell table:number-columns-repeated="16374" table:style-name="ce58"/>
        </table:table-row>
        <table:table-row table:style-name="ro2">
          <table:table-cell office:value-type="string" table:style-name="ce53">
            <text:p>"Ty", "ST", 7, "(3)"</text:p>
          </table:table-cell>
          <table:table-cell office:value-type="string" table:style-name="ce54">
            <text:p>"TMo-Ty", "Sem(odstęp)", 2, "1", "(1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40,41,44,45,46,47</text:p>
          </table:table-cell>
          <table:table-cell table:number-columns-repeated="4" table:style-name="ce55"/>
          <table:table-cell table:number-columns-repeated="16374" table:style-name="ce58"/>
        </table:table-row>
        <table:table-row table:style-name="ro3">
          <table:table-cell office:value-type="string" table:style-name="ce45">
            <text:p>"Ty", "ST", 9, "(3)"</text:p>
          </table:table-cell>
          <table:table-cell office:value-type="string" table:style-name="ce46">
            <text:p>"Ty-Kob-1", "SBL", 1, "1", "(6)"</text:p>
          </table:table-cell>
          <table:table-cell office:value-type="string" table:style-name="ce49">
            <text:p>Kob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51">
            <text:p>37,40,41,44,45,49,53,103</text:p>
          </table:table-cell>
          <table:table-cell table:number-columns-repeated="4" table:style-name="ce49"/>
          <table:table-cell table:number-columns-repeated="16374" table:style-name="ce52"/>
        </table:table-row>
        <table:table-row table:style-name="ro3">
          <table:table-cell office:value-type="string" table:style-name="ce45">
            <text:p>"Ty", "ST", 9, "(3)"</text:p>
          </table:table-cell>
          <table:table-cell office:value-type="string" table:style-name="ce46">
            <text:p>"Kob-Ty-6", "SBL+Sem(ST)", 2, "6", "(6)"</text:p>
          </table:table-cell>
          <table:table-cell office:value-type="string" table:style-name="ce49">
            <text:p>Kob</text:p>
          </table:table-cell>
          <table:table-cell office:value-type="string" table:style-name="ce75">
            <text:p>N</text:p>
          </table:table-cell>
          <table:table-cell office:value-type="string" table:style-name="ce75">
            <text:p>N</text:p>
          </table:table-cell>
          <table:table-cell office:value-type="string" table:style-name="ce51">
            <text:p>37,40,41,44,45,49,50,102,55</text:p>
          </table:table-cell>
          <table:table-cell table:number-columns-repeated="4" table:style-name="ce49"/>
          <table:table-cell table:number-columns-repeated="16374" table:style-name="ce52"/>
        </table:table-row>
        <table:table-row table:style-name="ro3">
          <table:table-cell office:value-type="string" table:style-name="ce59">
            <text:p>"Ty", "ST", 9, "(3)"</text:p>
          </table:table-cell>
          <table:table-cell office:value-type="string" table:style-name="ce60">
            <text:p>"Ty-ŁŚ", "Sem(odstep)", 1, "1", "(1)"</text:p>
          </table:table-cell>
          <table:table-cell office:value-type="string" table:style-name="ce61">
            <text:p>ŁŚ</text:p>
          </table:table-cell>
          <table:table-cell office:value-type="string" table:style-name="ce76">
            <text:p>Y</text:p>
          </table:table-cell>
          <table:table-cell office:value-type="string" table:style-name="ce76">
            <text:p>N</text:p>
          </table:table-cell>
          <table:table-cell office:value-type="string" table:style-name="ce62">
            <text:p>37,40,42</text:p>
          </table:table-cell>
          <table:table-cell table:number-columns-repeated="4" table:style-name="ce61"/>
          <table:table-cell table:number-columns-repeated="16374" table:style-name="ce63"/>
        </table:table-row>
        <table:table-row table:style-name="ro3">
          <table:table-cell office:value-type="string" table:style-name="ce53">
            <text:p>"Ty", "ST", 9, "(3)"</text:p>
          </table:table-cell>
          <table:table-cell office:value-type="string" table:style-name="ce54">
            <text:p>"Ty-TMo ", "SBL", 1, "1", "(2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37,40,41,44,45,49,50,51</text:p>
          </table:table-cell>
          <table:table-cell table:number-columns-repeated="4" table:style-name="ce55"/>
          <table:table-cell table:number-columns-repeated="16374" table:style-name="ce58"/>
        </table:table-row>
        <table:table-row table:style-name="ro3">
          <table:table-cell office:value-type="string" table:style-name="ce53">
            <text:p>"Ty", "ST", 9, "(3)"</text:p>
          </table:table-cell>
          <table:table-cell office:value-type="string" table:style-name="ce54">
            <text:p>"TMo-Ty", "Sem(odstęp)", 2, "1", "(1)"</text:p>
          </table:table-cell>
          <table:table-cell office:value-type="string" table:style-name="ce55">
            <text:p>Lodowisko</text:p>
          </table:table-cell>
          <table:table-cell office:value-type="string" table:style-name="ce74">
            <text:p>N</text:p>
          </table:table-cell>
          <table:table-cell office:value-type="string" table:style-name="ce74">
            <text:p>N</text:p>
          </table:table-cell>
          <table:table-cell office:value-type="string" table:style-name="ce56">
            <text:p>37,40,41,44,45,46,47</text:p>
          </table:table-cell>
          <table:table-cell table:number-columns-repeated="4" table:style-name="ce55"/>
          <table:table-cell table:number-columns-repeated="16374" table:style-name="ce58"/>
        </table:table-row>
        <table:table-row table:number-rows-repeated="1048215" table:style-name="ro3">
          <table:table-cell table:number-columns-repeated="3"/>
          <table:table-cell table:style-name="ce77"/>
          <table:table-cell table:style-name="ce77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92D050"/>
    </style:style>
    <style:style style:name="cf2" style:family="table-cell" style:data-style-name="N0">
      <style:table-cell-properties style:vertical-align="automatic" fo:background-color="#92D050"/>
    </style:style>
    <style:style style:name="cf3" style:family="table-cell" style:data-style-name="N0">
      <style:table-cell-properties fo:background-color="#92D050"/>
    </style:style>
    <style:style style:name="cf4" style:family="table-cell" style:data-style-name="N0">
      <style:table-cell-properties fo:background-color="#92D05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" style:family="table-cell">
      <style:table-cell-properties fo:background-color="#92D05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meta:initial-creator>KK</meta:initial-creator>
    <dc:creator>KK</dc:creator>
    <meta:creation-date>2021-05-28T13:16:16Z</meta:creation-date>
    <dc:date>2021-06-23T12:40:30Z</dc:date>
    <meta:editing-cycles>55</meta:editing-cycles>
    <meta:editing-duration>PT7143S</meta:editing-duration>
    <meta:user-defined meta:name="ContentTypeId">0x010100CD5458B81A8B2B4B92FF87D810305C72</meta:user-defined>
  </office:meta>
</office:document-meta>
</file>